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93H05M21.556051S" calcext:value-type="time">
            <text:p>1693:0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Inventory button prompt &amp; parchment prompt flash/improvement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8H29M58.799S" calcext:value-type="time">
            <text:p>08: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7:58:43.8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10T10:35:45.796000000</dc:date>
    <meta:editing-duration>P75DT21H26M22S</meta:editing-duration>
    <meta:editing-cycles>1995</meta:editing-cycles>
    <meta:generator>LibreOffice/7.2.6.2$Windows_X86_64 LibreOffice_project/b0ec3a565991f7569a5a7f5d24fed7f52653d754</meta:generator>
    <dc:creator>Benjamin Laws</dc:creator>
    <meta:document-statistic meta:table-count="2" meta:cell-count="2499" meta:object-count="0"/>
  </office:meta>
</office:document-meta>
</file>